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8.4.2015 (Spiel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 office:value-type="string" calcext:value-type="string">
            <text:p>Schritt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style-name="ce1" office:value-type="string" calcext:value-type="string">
            <text:p>Bemerkung</text:p>
          </table:table-cell>
          <table:table-cell table:number-columns-repeated="8"/>
          <table:table-cell office:value-type="string" calcext:value-type="string">
            <text:p>2.</text:p>
          </table:table-cell>
          <table:table-cell office:value-type="string" calcext:value-type="string">
            <text:p>der Name „Nickname“ wird mit der Tastatur gelösch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 gibt keine Einschränkung der Länge des Nicks bzw. der Zeichen</text:p>
          </table:table-cell>
          <table:table-cell table:number-columns-repeated="7"/>
          <table:table-cell office:value-type="string" calcext:value-type="string">
            <text:p>3.</text:p>
          </table:table-cell>
          <table:table-cell office:value-type="string" calcext:value-type="string">
            <text:p>Neuer Name „TestName“ wird eingetra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Knopf „entf“ funktioniert nicht</text:p>
          </table:table-cell>
          <table:table-cell table:number-columns-repeated="7"/>
          <table:table-cell office:value-type="string" calcext:value-type="string">
            <text:p>4.</text:p>
          </table:table-cell>
          <table:table-cell office:value-type="string" calcext:value-type="string">
            <text:p>Mit den Button OK besätig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.</text:p>
          </table:table-cell>
          <table:table-cell office:value-type="string" calcext:value-type="string">
            <text:p>Der neue Name „TestName“ ist zusehen</text:p>
          </table:table-cell>
          <table:table-cell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rumpf und Rufspiel ist angesa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mir meine 6 Handkarten angezeigt und 2 im Talon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1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nelles Spi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automatisch nach Beitrit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arten sind ausgeteilt ein Spieler ist am Zu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 Karte kann nicht ausgewählt und auch nicht ausgespie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rzAss kann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2 (Gewinner) spielt KaroAss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1 kann nur mit Trumpf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anderen Karten der falschen Farbe können nicht aus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ticht und dreht danach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-Pik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kommt nach dem Stich 40Punkte (HerzKönig/KaroKönig) ges. 44 Punkte</text:p>
          </table:table-cell>
          <table:table-cell table:number-columns-repeated="8"/>
        </table:table-row>
      </table:table>
      <table:table table:name="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ist gestartet, Trumpf gewählt und Rufspiel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Spielen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klickt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klickt auf das angezeigte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2er-Schnapsen wird automatisch gestartet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Spielen auswählen und auf „Spiel beitreten“ kli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fundens Spiel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Spielmodi 2er-Schnapsen und e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m selben Wlan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20:20:15.444213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20:24:25.863131461</dc:date>
    <meta:editing-duration>PT9H47M</meta:editing-duration>
    <meta:editing-cycles>73</meta:editing-cycles>
    <meta:generator>LibreOffice/4.2.7.2$Linux_X86_64 LibreOffice_project/420m0$Build-2</meta:generator>
    <meta:document-statistic meta:table-count="17" meta:cell-count="1359" meta:object-count="0"/>
  </office:meta>
</office:document-meta>
</file>